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3B00000042CFDBB895.png"/>
  <manifest:file-entry manifest:media-type="image/png" manifest:full-path="Pictures/100000000000003C00000039B9E12055.png"/>
  <manifest:file-entry manifest:media-type="image/png" manifest:full-path="Pictures/100000000000002600000032EBA3F7B0.png"/>
  <manifest:file-entry manifest:media-type="image/png" manifest:full-path="Pictures/10000000000000200000002000309F1C.png"/>
  <manifest:file-entry manifest:media-type="image/png" manifest:full-path="Pictures/1000000000000032000000272E7E5A9A.png"/>
  <manifest:file-entry manifest:media-type="image/png" manifest:full-path="Pictures/10000000000000400000004F13003DE8.png"/>
  <manifest:file-entry manifest:media-type="image/png" manifest:full-path="Pictures/100000000000003C0000003B5EE1D43F.png"/>
  <manifest:file-entry manifest:media-type="image/png" manifest:full-path="Pictures/100000000000002C000000348F60F35A.png"/>
  <manifest:file-entry manifest:media-type="image/png" manifest:full-path="Pictures/100000000000004100000036DF48B8F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76cm" svg:height="1.143cm" svg:x="1.624cm" svg:y="1.5cm">
          <draw:image xlink:href="Pictures/100000000000004100000036DF48B8F3.png" xlink:type="simple" xlink:show="embed" xlink:actuate="onLoad">
            <text:p/>
          </draw:image>
        </draw:frame>
        <draw:frame draw:style-name="gr2" draw:layer="layout" svg:width="3.918cm" svg:height="0.963cm" svg:x="0.582cm" svg:y="2.537cm">
          <draw:text-box>
            <text:p>Cotton plant</text:p>
          </draw:text-box>
        </draw:frame>
        <draw:frame draw:style-name="gr1" draw:text-style-name="P1" draw:layer="layout" svg:width="1.27cm" svg:height="1.249cm" svg:x="7.23cm" svg:y="1.5cm">
          <draw:image xlink:href="Pictures/100000000000003C0000003B5EE1D43F.png" xlink:type="simple" xlink:show="embed" xlink:actuate="onLoad">
            <text:p/>
          </draw:image>
        </draw:frame>
        <draw:frame draw:style-name="gr2" draw:layer="layout" svg:width="2.369cm" svg:height="0.963cm" svg:x="6.631cm" svg:y="2.537cm">
          <draw:text-box>
            <text:p>Cotton</text:p>
          </draw:text-box>
        </draw:frame>
        <draw:line draw:style-name="gr3" draw:text-style-name="P1" draw:layer="layout" svg:x1="3.2cm" svg:y1="2cm" svg:x2="7.2cm" svg:y2="2cm">
          <text:p/>
        </draw:line>
        <draw:frame draw:style-name="gr2" draw:layer="layout" svg:width="2.686cm" svg:height="0.963cm" svg:x="4cm" svg:y="1.037cm">
          <draw:text-box>
            <text:p>Harvest</text:p>
          </draw:text-box>
        </draw:frame>
        <draw:line draw:style-name="gr3" draw:text-style-name="P1" draw:layer="layout" svg:x1="8.5cm" svg:y1="2cm" svg:x2="13.5cm" svg:y2="2cm">
          <text:p/>
        </draw:line>
        <draw:frame draw:style-name="gr2" draw:layer="layout" svg:width="4.646cm" svg:height="0.963cm" svg:x="13.854cm" svg:y="1.5cm">
          <draw:text-box>
            <text:p>Weave clothes</text:p>
          </draw:text-box>
        </draw:frame>
        <draw:frame draw:style-name="gr1" draw:text-style-name="P1" draw:layer="layout" svg:width="1.27cm" svg:height="1.207cm" svg:x="1.73cm" svg:y="4.293cm">
          <draw:image xlink:href="Pictures/100000000000003C00000039B9E12055.png" xlink:type="simple" xlink:show="embed" xlink:actuate="onLoad">
            <text:p/>
          </draw:image>
        </draw:frame>
        <draw:frame draw:style-name="gr2" draw:layer="layout" svg:width="3.601cm" svg:height="0.963cm" svg:x="1cm" svg:y="5.537cm">
          <draw:text-box>
            <text:p>Oil resoure</text:p>
          </draw:text-box>
        </draw:frame>
        <draw:frame draw:style-name="gr1" draw:text-style-name="P1" draw:layer="layout" svg:width="0.931cm" svg:height="1.101cm" svg:x="7.5cm" svg:y="4.399cm">
          <draw:image xlink:href="Pictures/100000000000002C000000348F60F35A.png" xlink:type="simple" xlink:show="embed" xlink:actuate="onLoad">
            <text:p/>
          </draw:image>
        </draw:frame>
        <draw:frame draw:style-name="gr2" draw:layer="layout" svg:width="1.277cm" svg:height="0.963cm" svg:x="7.4cm" svg:y="5.6cm">
          <draw:text-box>
            <text:p>Oil</text:p>
          </draw:text-box>
        </draw:frame>
        <draw:line draw:style-name="gr3" draw:text-style-name="P1" draw:layer="layout" svg:x1="3cm" svg:y1="5cm" svg:x2="7.5cm" svg:y2="5cm">
          <text:p/>
        </draw:line>
        <draw:frame draw:style-name="gr4" draw:layer="layout" svg:width="2.475cm" svg:height="0.963cm" svg:x="4cm" svg:y="4.037cm">
          <draw:text-box>
            <text:p>Extract</text:p>
          </draw:text-box>
        </draw:frame>
        <draw:frame draw:style-name="gr1" draw:text-style-name="P1" draw:layer="layout" svg:width="1.355cm" svg:height="1.672cm" svg:x="1.645cm" svg:y="7cm">
          <draw:image xlink:href="Pictures/10000000000000400000004F13003DE8.png" xlink:type="simple" xlink:show="embed" xlink:actuate="onLoad">
            <text:p/>
          </draw:image>
        </draw:frame>
        <draw:frame draw:style-name="gr2" draw:layer="layout" svg:width="2.157cm" svg:height="0.963cm" svg:x="1.343cm" svg:y="8.537cm">
          <draw:text-box>
            <text:p>Cattle</text:p>
          </draw:text-box>
        </draw:frame>
        <draw:frame draw:style-name="gr1" draw:text-style-name="P1" draw:layer="layout" svg:width="1.058cm" svg:height="0.826cm" svg:x="7.442cm" svg:y="7.674cm">
          <draw:image xlink:href="Pictures/1000000000000032000000272E7E5A9A.png" xlink:type="simple" xlink:show="embed" xlink:actuate="onLoad">
            <text:p/>
          </draw:image>
        </draw:frame>
        <draw:frame draw:style-name="gr2" draw:layer="layout" svg:width="1.912cm" svg:height="0.963cm" svg:x="7.088cm" svg:y="8.537cm">
          <draw:text-box>
            <text:p>Meat</text:p>
          </draw:text-box>
        </draw:frame>
        <draw:line draw:style-name="gr3" draw:text-style-name="P1" draw:layer="layout" svg:x1="3cm" svg:y1="8cm" svg:x2="7.5cm" svg:y2="8cm">
          <text:p/>
        </draw:line>
        <draw:frame draw:style-name="gr2" draw:layer="layout" svg:width="2.686cm" svg:height="0.963cm" svg:x="3.814cm" svg:y="8.037cm">
          <draw:text-box>
            <text:p>Butcher</text:p>
          </draw:text-box>
        </draw:frame>
        <draw:frame draw:style-name="gr1" draw:text-style-name="P1" draw:layer="layout" svg:width="0.804cm" svg:height="1.058cm" svg:x="12.5cm" svg:y="4.5cm">
          <draw:image xlink:href="Pictures/100000000000002600000032EBA3F7B0.png" xlink:type="simple" xlink:show="embed" xlink:actuate="onLoad">
            <text:p/>
          </draw:image>
        </draw:frame>
        <draw:frame draw:style-name="gr2" draw:layer="layout" svg:width="2.614cm" svg:height="0.963cm" svg:x="13.5cm" svg:y="4.5cm">
          <draw:text-box>
            <text:p>Potions</text:p>
          </draw:text-box>
        </draw:frame>
        <draw:line draw:style-name="gr3" draw:text-style-name="P1" draw:layer="layout" svg:x1="8.5cm" svg:y1="5cm" svg:x2="12.5cm" svg:y2="5cm">
          <text:p/>
        </draw:line>
        <draw:frame draw:style-name="gr1" draw:text-style-name="P1" draw:layer="layout" svg:width="1.249cm" svg:height="1.397cm" svg:x="1.751cm" svg:y="10.103cm">
          <draw:image xlink:href="Pictures/100000000000003B00000042CFDBB895.png" xlink:type="simple" xlink:show="embed" xlink:actuate="onLoad">
            <text:p/>
          </draw:image>
        </draw:frame>
        <draw:frame draw:style-name="gr1" draw:text-style-name="P1" draw:layer="layout" svg:width="1.249cm" svg:height="1.397cm" svg:x="7.251cm" svg:y="10.103cm">
          <draw:image xlink:href="Pictures/100000000000003B00000042CFDBB895.png" xlink:type="simple" xlink:show="embed" xlink:actuate="onLoad">
            <text:p/>
          </draw:image>
        </draw:frame>
        <draw:line draw:style-name="gr3" draw:text-style-name="P1" draw:layer="layout" svg:x1="3cm" svg:y1="10.8cm" svg:x2="7cm" svg:y2="10.8cm">
          <text:p/>
        </draw:line>
        <draw:frame draw:style-name="gr2" draw:layer="layout" svg:width="1.7cm" svg:height="0.963cm" svg:x="1.5cm" svg:y="11.537cm">
          <draw:text-box>
            <text:p>Fish</text:p>
          </draw:text-box>
        </draw:frame>
        <draw:frame draw:style-name="gr2" draw:layer="layout" svg:width="3.131cm" svg:height="0.963cm" svg:x="6.669cm" svg:y="11.7cm">
          <draw:text-box>
            <text:p>Raw Fi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7M25S</meta:editing-duration>
    <meta:editing-cycles>21</meta:editing-cycles>
    <meta:generator>OpenOffice.org/3.4.1$Win32 OpenOffice.org_project/341m1$Build-9593</meta:generator>
    <dc:date>2016-12-04T12:53:26.67</dc:date>
    <meta:document-statistic meta:object-count="28"/>
  </office:meta>
</office:document-meta>
</file>